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3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4" style:family="paragraph">
      <loext:graphic-properties draw:fill-color="#ffffff"/>
      <style:text-properties fo:font-size="26.399999618530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Node.js dan SaaS: <text:span text:style-name="T1">Development </text:span>dan <text:span text:style-name="T1">Deployment</text:span>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Dipresentasikan di </text:p>
            <text:p>Universitas Syiah Kuala</text:p>
            <text:p>Banda Aceh</text:p>
            <text:p>2 November 2015</text:p>
            <text:p/>
            <text:p>Oleh:</text:p>
            <text:p>Bambang Purnomosidi D. P.</text:p>
            <text:p><text:a xlink:href="http://bpdp.xyz/" xlink:type="simple">http://bpdp.xyz</text:a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loud Computing</text:p>
              </text:list-item>
              <text:list-item>
                <text:p>Lingkungan Pengembangan JavaScript dan Node.js</text:p>
              </text:list-item>
              <text:list-item>
                <text:p><text:span text:style-name="T1">Deploymen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oud Comput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"><text:span text:style-name="T2">Agenda:</text:span></text:p>
              </text:list-header>
              <text:list-item>
                <text:p text:style-name="P2"><text:span text:style-name="T2">Gambaran Umum Cloud Computing</text:span></text:p>
              </text:list-item>
              <text:list-item>
                <text:p text:style-name="P2"><text:span text:style-name="T2">Service Models:</text:span></text:p>
                <text:list>
                  <text:list-item>
                    <text:p text:style-name="P3"><text:span text:style-name="T3">IaaS</text:span></text:p>
                  </text:list-item>
                  <text:list-item>
                    <text:p text:style-name="P3"><text:span text:style-name="T3">PaaS</text:span></text:p>
                  </text:list-item>
                  <text:list-item>
                    <text:p text:style-name="P3"><text:span text:style-name="T3">SaaS</text:span></text:p>
                  </text:list-item>
                  <text:list-item>
                    <text:p text:style-name="P3"><text:span text:style-name="T3">/etc: XaaS</text:span></text:p>
                  </text:list-item>
                </text:list>
              </text:list-item>
            </text:list>
            <text:list text:style-name="L3">
              <text:list-item>
                <text:p>Deployment Models:</text:p>
              </text:list-item>
            </text:list>
            <text:list text:style-name="L2">
              <text:list-item>
                <text:list>
                  <text:list-item>
                    <text:p>Public Cloud</text:p>
                  </text:list-item>
                  <text:list-item>
                    <text:p>Private Cloud</text:p>
                  </text:list-item>
                  <text:list-item>
                    <text:p>Community Cloud</text:p>
                  </text:list-item>
                  <text:list-item>
                    <text:p>Private Clou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engenal Cloud Comput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loud Computing adalah konsep yang “obsolete” dengan implementasi teknologi terkini.</text:p>
              </text:list-item>
              <text:list-item>
                <text:p>Cloud Computing menekankan pada XaaS (Everything as a Service): suatu “server” / “data center” yang lokasinya “entah berada dimana”, menyediakan sumber daya komputasi bagi client.</text:p>
              </text:list-item>
              <text:list-item>
                <text:p>“Entah berada dimana” =&gt; di suatu node yang bisa dicapai menggunakan protokol TCP/IP. </text:p>
              </text:list-item>
              <text:list-item>
                <text:p>Users / Clients “memindahkan” sumber daya komputasi di perangkatnya ke sumber daya komputasi di “Entah berada dimana” tersebu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oud Computing: Gambaran Umu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rvice Model =&gt; Deployment Model</text:p>
              </text:list-item>
              <text:list-item>
                <text:p>Service Model: IaaS, PaaS, SaaS =&gt; di<text:span text:style-name="T1">deploy</text:span><text:span text:style-name="T4"> pada skala private, publik, atau hybrid.</text:span></text:p>
              </text:list-item>
              <text:list-item>
                <text:p><text:span text:style-name="T4">IaaS → PaaS → SaaS</text:span></text:p>
              </text:list-item>
              <text:list-item>
                <text:p><text:span text:style-name="T4">Client mengakses SaaS, developers berurusan dengan PaaS untuk membangun aplikasi Sa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oud Computing: Iaa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nfrastructure as a Service: Insfrastruktur dari Cloud Computing, seperti <text:span text:style-name="T1">networking, virtual machines, servers, storage, load balancers, security, backup</text:span><text:span text:style-name="T4"> dan berbagai macam </text:span><text:span text:style-name="T1">low level service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oud Computing: Pa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aS: development environment dan container untuk aplikasi SaaS yang dibangun, memungkinkan developer untuk membangun, menjalankan, dan mengelola aplikasi berbasis web </text:p>
              </text:list-item>
              <text:list-item>
                <text:p>Deployment: public, private, hybrid. Developers <text:span text:style-name="T5">harus terbiasa dengan peranti berbasis shell. Don't think only in GU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oud Computing: Sa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ring disebut “on-demand” software, artinya users / clients tidak perlu “mempunyai” software tersebut di komputer mereka, tetapi jika sewaktu-waktu ingin menggunakan software tersebut, mereka bisa menggunakan: Google Docs.</text:p>
              </text:list-item>
              <text:list-item>
                <text:p>Beberapa kategori: (1) Business Process as a Service (2) Diagramming Software as a Service, dll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oud Computing: Sa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aaS adalah aplikasi Web</text:p>
              </text:list-item>
              <text:list-item>
                <text:p>Bangunan utama aplikasi web adalah: (X)HTML(5), CSS(3), JavaScript, serta berbagai macam spesifikasi dan standar dari W3C.</text:p>
              </text:list-item>
              <text:list-item>
                <text:p>Ada 2 bagian utama: frontend dan backend. Logic di frontend harus menggunakan JavaScript sementara backend bisa bermacam-macam. Node.js adalah salah satu yang bisa digunakan di backend. Selain itu: Rust, Go, Java, Python, Ruby, PHP, /etc.</text:p>
              </text:list-item>
              <text:list-item>
                <text:p>Backend: business logic dan databas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oud Computing: Sa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usiness logic: class, function, implementasi dari algoritma</text:p>
              </text:list-item>
              <text:list-item>
                <text:p>Database: SQL dan NoSQL. </text:p>
              </text:list-item>
              <text:list-item>
                <text:p>SQL untuk structured data, NoSQL untuk semi / <text:s/>unstructured data serta jenis-jenis data lain (Object Oriented, Graph, XML, /etc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de.js: Developmen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ngenal Node.js</text:p>
              </text:list-item>
              <text:list-item>
                <text:p>Instalasi</text:p>
              </text:list-item>
              <text:list-item>
                <text:p>Package Management</text:p>
              </text:list-item>
              <text:list-item>
                <text:p>IDE</text:p>
              </text:list-item>
              <text:list-item>
                <text:p>Tools untuk development</text:p>
              </text:list-item>
              <text:list-item>
                <text:p>Database</text:p>
              </text:list-item>
              <text:list-item>
                <text:p>Node.js dan Client Side JavaScri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de.js: Pengenala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rupakan <text:span text:style-name="T1">runtime </text:span><text:span text:style-name="T4">dari JavaScript yang dibangun dari </text:span><text:span text:style-name="T1">Chrome's V8 JavaScript Engine</text:span><text:span text:style-name="T4">. </text:span></text:p>
              </text:list-item>
              <text:list-item>
                <text:p><text:span text:style-name="T4">Node.js =&gt; JavaScript untuk server backend.</text:span></text:p>
              </text:list-item>
              <text:list-item>
                <text:p><text:span text:style-name="T4">Arsitektur Node.js =&gt; event driven dan non-blocking IO API.</text:span></text:p>
              </text:list-item>
              <text:list-item>
                <text:p><text:span text:style-name="T4">Dibuat pertama kali oleh Ryan Dahl, setelah itu dikembangkan oleh komunitas.</text:span></text:p>
              </text:list-item>
              <text:list-item>
                <text:p><text:span text:style-name="T4">Pernah “pecah”, muncul fork baru: iojs. Sekarang menyatu lagi mulai versi 4.x.x. </text:span></text:p>
              </text:list-item>
              <text:list-item>
                <text:p><text:span text:style-name="T4">Node.js tersedia dalam 2 versi: (1) LTS (Long Term Support) dan (2) Stable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de.js Instalasi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s easy as double click on Windows dan ekstrak dan kemudian setting <text:span text:style-name="T1">env vars</text:span><text:span text:style-name="T4"> di Linux. Macintosh installer juga tersedia.</text:span></text:p>
              </text:list-item>
              <text:list-item>
                <text:p><text:span text:style-name="T4">Merasa kurang kerjaan? Compile from scratch then! (perlu Python 2.x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de.js: Package Managemen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aat membangun aplikasi, developers sering memerlukan library / pustaka. Selain itu, ada software siap pakai juga yang bisa langsung dijalankan. Perlu software untuk mengelola paket (library maupun executable software).</text:p>
              </text:list-item>
              <text:list-item>
                <text:p>Package management: sisi client dan server.</text:p>
              </text:list-item>
              <text:list-item>
                <text:p>Client: bower</text:p>
              </text:list-item>
              <text:list-item>
                <text:p>Server: np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de.js: ID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DE: Integrated Development Environment</text:p>
              </text:list-item>
              <text:list-item>
                <text:p>Software yang digunakan untuk menjalankan mengetikkan source code, memberikan fitur linting, memeriksa ejaan, menampilkan pertolongan untuk error, menampilkan dokumentasi, mengelola proyek pengembangan software, dan lain-lain.</text:p>
              </text:list-item>
              <text:list-item>
                <text:p>IDE sering juga berasal dari text editor yang ditambahi beberapa plugins (misalnya Vim, Emacs, /etc) atau memang full blown editor yang dibangun khusus untuk membangun aplikasi (misalnya NetBeans, JetBrains WebStorm, dll).</text:p>
              </text:list-item>
              <text:list-item>
                <text:p>IDE untuk membangun aplikasi berbasis Node.js bisa dalam bentuk offline maupun online (Koding, Cloud9, /etc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de.js: Tools untuk Developmen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inter: memeriksa syntax: jshint, jslint</text:p>
              </text:list-item>
              <text:list-item>
                <text:p>Testing tools: mocha, jasmine</text:p>
              </text:list-item>
              <text:list-item>
                <text:p>Source control management (scm): git, mercurial</text:p>
              </text:list-item>
              <text:list-item>
                <text:p>Framework: kebanyakan berbasis MV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de.js dan Databa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atabase: SQL dan NoSQL</text:p>
              </text:list-item>
              <text:list-item>
                <text:p>Node.js mempunyai banyak pustaka untuk berbagai macam database. Search di <text:a xlink:href="http://npmjs.com/" xlink:type="simple">http://npmjs.com</text:a></text:p>
              </text:list-item>
              <text:list-item>
                <text:p>ORM (Object Relational Mapper): sequelize (untuk MySQL, PostgreSQL, MariaDB, SQLite, MSSQL).</text:p>
              </text:list-item>
              <text:list-item>
                <text:p>Bagaimana jika tidak ada driver? RESTful web services.</text:p>
              </text:list-item>
              <text:list-item>
                <text:p>Beberapa database sekarang memungkinkan untuk meng-embedd JavaScript untuk memanipulasi data secara langsung dalam database: MongoDB, ArangoDB.</text:p>
              </text:list-item>
              <text:list-item>
                <text:p>Good news: development untuk client side, server side, dan database =&gt; menggunakan 1 bahasa pemrograman: JavaScrip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de.js dan Client Side JavaScrip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mplating: Jade, ejs</text:p>
              </text:list-item>
              <text:list-item>
                <text:p>Gunakan framework untuk client side: AngularJS, ReactJS, etc.</text:p>
              </text:list-item>
              <text:list-item>
                <text:p>Another good news: no language zoo, semua JavaScript, mulai dari client – server / backend – databa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de.js: Deploymen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de.js tidak memerlukan web server yang terpisah karena sudah mempunyai pustaka untuk http server. Bandingkan dengan PHP =&gt; Apache web server.</text:p>
              </text:list-item>
              <text:list-item>
                <text:p>Jika tidak ingin kesulitan, bangun aplikasi SaaS menggunakan penyedia PaaS yang sudah ada. Heroku menyediakan fasilitas yang terkini. OpenShift juga menyediakan Node.js tetapi versi yang agak lama.</text:p>
              </text:list-item>
              <text:list-item>
                <text:p>Jika ingin “everything under control”, bangun private Pa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ivate PaaS untuk Node.js Deploymen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penShift Origin</text:p>
              </text:list-item>
              <text:list-item>
                <text:p>CloudFound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mbang Purnomosidi</meta:initial-creator>
    <meta:creation-date>2015-10-18T15:15:31.244778941</meta:creation-date>
    <dc:date>2015-10-31T13:15:50.126276965</dc:date>
    <dc:creator>Bambang Purnomosidi</dc:creator>
    <meta:editing-duration>PT1H47M7S</meta:editing-duration>
    <meta:editing-cycles>14</meta:editing-cycles>
    <meta:generator>LibreOffice/5.0.2.2$Linux_X86_64 LibreOffice_project/00m0$Build-2</meta:generator>
    <meta:document-statistic meta:object-count="115"/>
  </office:meta>
</office:document-meta>
</file>